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image/png" manifest:full-path="Pictures/image1.png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1" style:family="text">
      <style:text-properties fo:font-size="14.000000000000000pt"/>
    </style:style>
    <style:style style:name="T2" style:family="text">
      <style:text-properties fo:font-size="26.000000000000000pt"/>
    </style:style>
    <style:style style:name="T3" style:family="text">
      <style:text-properties fo:font-size="36.000000000000000pt"/>
    </style:style>
    <style:style style:name="T4" style:family="text">
      <style:text-properties fo:font-size="11.000000000000000pt"/>
    </style:style>
    <style:style style:name="P1" style:family="paragraph">
      <style:text-properties fo:color="#000000" fo:font-family="Sans Serif" fo:font-size="12.000000000000000pt"/>
    </style:style>
    <style:style style:name="gr1" style:family="graphic">
      <style:graphic-properties draw:fill="gradient" draw:fill-gradient-name="gradient1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2" style:family="graphic">
      <style:graphic-properties draw:fill="solid" draw:fill-color="#933e1d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3" style:family="graphic">
      <style:graphic-properties draw:fill="solid" draw:fill-color="#80abff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4" style:family="graphic">
      <style:graphic-properties draw:fill="gradient" draw:fill-gradient-name="gradient2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5" style:family="graphic">
      <style:graphic-properties draw:fill="gradient" draw:fill-gradient-name="gradient3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6" style:family="graphic">
      <style:graphic-properties draw:fill="gradient" draw:fill-gradient-name="gradient4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7" style:family="graphic">
      <style:graphic-properties draw:color-mode="standard" draw:fill="none" draw:stroke="none" draw:textarea-horizontal-align="left" draw:textarea-vertical-align="top" fo:margin="0.000000000000000pt" style:wrap="biggest" style:wrap-contour="true" style:wrap-contour-mode="full" style:wrap-dynamic-threshold="0.000000000000000pt"/>
    </style:style>
    <style:style style:name="gr8" style:family="graphic">
      <style:graphic-properties draw:fill="gradient" draw:fill-gradient-name="gradient5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9" style:family="graphic">
      <style:graphic-properties draw:fill="gradient" draw:fill-gradient-name="gradient6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10" style:family="graphic">
      <style:graphic-properties draw:fill="solid" draw:fill-color="#ffffff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11" style:family="graphic">
      <style:graphic-properties draw:fill="solid" draw:fill-color="#727272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12" style:family="graphic">
      <style:graphic-properties draw:fill="solid" draw:fill-color="#606060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13" style:family="graphic">
      <style:graphic-properties draw:fill="solid" draw:fill-color="#ffffff" draw:opacity="49.8039%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14" style:family="graphic">
      <style:graphic-properties calligra:stroke-miterlimit="0" draw:fill="none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butt" svg:stroke-opacity="1" svg:stroke-width="1.133860232000000pt"/>
    </style:style>
    <style:style style:name="gr15" style:family="graphic">
      <style:graphic-properties draw:fill="gradient" draw:fill-gradient-name="gradient7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16" style:family="graphic">
      <style:graphic-properties draw:fill="gradient" draw:fill-gradient-name="gradient8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17" style:family="graphic">
      <style:graphic-properties draw:fill="gradient" draw:fill-gradient-name="gradient9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18" style:family="graphic">
      <style:graphic-properties draw:fill="gradient" draw:fill-gradient-name="gradient10" draw:stroke="dash" draw:stroke-dash="dash1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0.498898502080000pt"/>
    </style:style>
    <style:style style:name="gr19" style:family="graphic">
      <style:graphic-properties draw:fill="solid" draw:fill-color="#ff7272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20" style:family="graphic">
      <style:graphic-properties draw:fill="gradient" draw:fill-gradient-name="gradient11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21" style:family="graphic">
      <style:graphic-properties draw:fill="solid" draw:fill-color="#ff6868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22" style:family="graphic">
      <style:graphic-properties draw:fill="solid" draw:fill-color="#717171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23" style:family="graphic">
      <style:graphic-properties draw:fill="solid" draw:fill-color="#494949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24" style:family="graphic">
      <style:graphic-properties draw:fill="gradient" draw:fill-gradient-name="gradient12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25" style:family="graphic">
      <style:graphic-properties draw:auto-grow-height="false" draw:fill="none" draw:stroke="none" draw:textarea-vertical-align="top" fo:margin="0.000000000000000pt" fo:padding="0.000000000000000pt" style:wrap="biggest" style:wrap-contour="true" style:wrap-contour-mode="full" style:wrap-dynamic-threshold="0.000000000000000pt"/>
    </style:style>
    <style:style style:name="gr26" style:family="graphic">
      <style:graphic-properties draw:fill="solid" draw:fill-color="#936451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27" style:family="graphic">
      <style:graphic-properties draw:fill="gradient" draw:fill-gradient-name="gradient13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28" style:family="graphic">
      <style:graphic-properties draw:fill="solid" draw:fill-color="#7e5746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29" style:family="graphic">
      <style:graphic-properties draw:fill="solid" draw:fill-color="#ff0000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30" style:family="graphic">
      <style:graphic-properties draw:fill="none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133860232000000pt"/>
    </style:style>
    <style:style style:name="gr31" style:family="graphic">
      <style:graphic-properties draw:fill="solid" draw:fill-color="#7e5746" draw:opacity="48.6275%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32" style:family="graphic">
      <style:graphic-properties draw:fill="solid" draw:fill-color="#d65720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33" style:family="graphic">
      <style:graphic-properties draw:fill="gradient" draw:fill-gradient-name="gradient14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34" style:family="graphic">
      <style:graphic-properties draw:fill="gradient" draw:fill-gradient-name="gradient15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35" style:family="graphic">
      <style:graphic-properties draw:fill="gradient" draw:fill-gradient-name="gradient16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36" style:family="graphic">
      <style:graphic-properties draw:fill="gradient" draw:fill-gradient-name="gradient17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37" style:family="graphic">
      <style:graphic-properties draw:fill="solid" draw:fill-color="#784935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38" style:family="graphic">
      <style:graphic-properties draw:fill="gradient" draw:fill-gradient-name="gradient18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0" svg:stroke-width="1.133860232000000pt"/>
    </style:style>
    <style:page-layout style:name="PL1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841.890999999999963pt" fo:page-width="595.277000000000044pt" style:print-orientation="portrait"/>
    </style:page-layout>
  </office:automatic-styles>
  <office:body>
    <office:drawing>
      <draw:page draw:name="" draw:id="page1" xml:id="page1" draw:master-page-name="Default">
        <draw:layer-set>
          <draw:layer draw:name="Background"/>
          <draw:layer draw:name="Bed" draw:protected="true"/>
          <draw:layer draw:name="Bed2" draw:protected="true"/>
          <draw:layer draw:name="Bed3" draw:protected="true"/>
          <draw:layer draw:name="Monitor" draw:protected="true"/>
          <draw:layer draw:name="Keyboar" draw:protected="true"/>
          <draw:layer draw:name="Mouse"/>
          <draw:layer draw:name="patu"/>
          <draw:layer draw:name="Cabel" draw:protected="true"/>
          <draw:layer draw:name="Tabel"/>
          <draw:layer draw:name="Clock"/>
        </draw:layer-set>
        <draw:rect draw:style-name="gr1" xml:id="shape-1" draw:id="shape-1" draw:layer="Background" svg:width="800.72961625286pt" svg:height="861.51799026158pt" svg:x="-161.40361374730pt" svg:y="-64.98067566450pt">
          <draw:glue-point draw:id="4" svg:x="0.50000000000pt" svg:y="0.50000000000pt" draw:align="center"/>
        </draw:rect>
        <draw:rect draw:style-name="gr2" xml:id="shape-2" draw:id="shape-2" draw:layer="Background" svg:width="230.57659106758pt" svg:height="329.09567997827pt" svg:x="-161.40361374730pt" svg:y="-64.98067566450pt">
          <draw:glue-point draw:id="4" svg:x="0.50000000000pt" svg:y="0.50000000000pt" draw:align="center"/>
        </draw:rect>
        <draw:rect draw:style-name="gr3" xml:id="shape-3" draw:id="shape-3" draw:layer="Background" svg:width="100.07048235662pt" svg:height="147.74403787547pt" svg:x="-42.83864565719pt" svg:y="105.67953852704pt">
          <draw:glue-point draw:id="4" svg:x="0.50000000000pt" svg:y="0.50000000000pt" draw:align="center"/>
        </draw:rect>
        <draw:rect draw:style-name="gr3" xml:id="shape-4" draw:id="shape-4" draw:layer="Background" svg:width="92.84987823533pt" svg:height="145.01212270110pt" svg:x="-146.80504237844pt" svg:y="106.42063975943pt">
          <draw:glue-point draw:id="4" svg:x="0.50000000000pt" svg:y="0.50000000000pt" draw:align="center"/>
        </draw:rect>
        <draw:rect draw:style-name="gr3" xml:id="shape-5" draw:id="shape-5" draw:layer="Background" svg:width="101.26643031485pt" svg:height="156.25050061112pt" svg:x="-43.57974688958pt" svg:y="-57.24087317563pt">
          <draw:glue-point draw:id="4" svg:x="0.50000000000pt" svg:y="0.50000000000pt" draw:align="center"/>
        </draw:rect>
        <draw:rect draw:style-name="gr3" xml:id="shape-6" draw:id="shape-6" draw:layer="Background" svg:width="92.75467413400pt" svg:height="154.83264978807pt" svg:x="-146.73055795209pt" svg:y="-57.12011005992pt">
          <draw:glue-point draw:id="4" svg:x="0.50000000000pt" svg:y="0.50000000000pt" draw:align="center"/>
        </draw:rect>
        <draw:path draw:style-name="gr4" xml:id="shape-7" draw:id="shape-7" draw:layer="Bed" svg:width="380.26821332352pt" svg:height="681.03584439528pt" svg:x="50.39488380282pt" svg:y="93.37875528169pt" svg:viewBox="0 0 380 681" svg:d="M0 47.3765C20.6995 44.0926 23.6898 42.8536 44.3893 39.9738C60.0771 37.1125 28.0411 120.839 44.3893 118.442C126.245 44.9477 244.625 45.4691 337.359 47.3765C353.315 41.15 337.052 18.3746 340.319 8.88308C343.869 -1.43796 366.714 1.68866 380.268 0L337.359 681.036C284.446 646.028 109.603 522.434 51.7876 478.206C50.5514 516.534 50.2111 532.887 51.7876 556.673C32.511 558.087 19.2765 556.74 0 558.154Z" calligra:nodeTypes="ccccccccccc">
          <draw:glue-point draw:id="4" svg:x="0.50000000000pt" svg:y="0.50000000000pt" draw:align="center"/>
        </draw:path>
        <draw:path draw:style-name="gr5" xml:id="shape-8" draw:id="shape-8" draw:layer="Bed2" svg:width="287.09499026272pt" svg:height="257.75692229716pt" svg:x="73.36902200704pt" svg:y="420.94550000000pt" svg:viewBox="0 0 287 258" svg:d="M0 0L287.095 191.693L221.374 257.757L6.91794 100.809Z" calligra:nodeTypes="ccccc">
          <draw:glue-point draw:id="4" svg:x="0.50000000000pt" svg:y="0.50000000000pt" draw:align="center"/>
        </draw:path>
        <draw:path draw:style-name="gr6" xml:id="shape-9" draw:id="shape-9" draw:layer="Bed2" svg:width="546.38367565338pt" svg:height="303.22044412998pt" svg:x="72.62792077465pt" svg:y="311.26251760563pt" svg:viewBox="0 0 546 303" svg:d="M367.368 0L546.384 177.006L286.422 303.22L0 118.518Z" calligra:nodeTypes="ccccc">
          <draw:glue-point draw:id="4" svg:x="0.50000000000pt" svg:y="0.50000000000pt" draw:align="center"/>
        </draw:path>
        <draw:frame draw:style-name="gr7" xml:id="shape-10" draw:id="shape-10" draw:layer="Bed3" svg:width="161.75034563660pt" svg:height="161.75034563660pt" svg:x="-361.93274969981pt" svg:y="121.32523322299pt">
          <draw:image xlink:type="simple" xlink:show="embed" xlink:actuate="onLoad" xlink:href="Pictures/image1.png"/>
        </draw:frame>
        <draw:path draw:style-name="gr8" xml:id="shape-11" draw:id="shape-11" draw:layer="Bed3" svg:width="377.56848448790pt" svg:height="247.82585853126pt" svg:x="94.86095774648pt" svg:y="152.66685387324pt" svg:viewBox="0 0 378 248" svg:d="M0 109.813C59.7198 31.1635 234.93 48.9715 279.844 0C340.552 38.5834 356.839 48.9715 377.568 133.558C358.398 142.148 307.897 150.196 288.728 158.786C223.994 187.791 186.149 218.818 121.414 247.826C98.2168 172.637 66.1358 146.421 0 109.813Z" calligra:nodeTypes="cccccc">
          <draw:glue-point draw:id="4" svg:x="0.50000000000pt" svg:y="0.50000000000pt" draw:align="center"/>
        </draw:path>
        <draw:path draw:style-name="gr9" xml:id="shape-12" draw:id="shape-12" draw:layer="Bed3" svg:width="128.93526004503pt" svg:height="136.28089782718pt" svg:x="91.89655281690pt" svg:y="263.83203873239pt" svg:viewBox="0 0 129 136" svg:d="M0 0C25.1939 10.3691 41.496 2.9626 75.5819 31.1073C95.3129 71.8543 98.8289 70.3505 105.222 82.9527C116.613 105.407 117.543 113.826 128.935 136.281C96.33 122.949 74.1 124.43 31.1221 96.2845C20.748 65.9917 10.3741 72.4555 0 0Z" calligra:nodeTypes="cccccc">
          <draw:glue-point draw:id="4" svg:x="0.50000000000pt" svg:y="0.50000000000pt" draw:align="center"/>
        </draw:path>
        <draw:path draw:style-name="gr10" xml:id="shape-13" draw:id="shape-13" draw:layer="Monitor" svg:width="127.04352882599pt" svg:height="216.86928225410pt" svg:x="179.34649823944pt" svg:y="120.05839964789pt" svg:viewBox="0 0 127 217" svg:d="M47.2723 0L127.044 112.891L72.3857 216.869C57.9348 206.102 72.1009 236.697 0 142.599C5.94288 80.2634 25.81 38.9286 47.2723 0Z" calligra:nodeTypes="ccccc">
          <draw:glue-point draw:id="4" svg:x="0.50000000000pt" svg:y="0.50000000000pt" draw:align="center"/>
        </draw:path>
        <draw:path draw:style-name="gr10" xml:id="shape-14" draw:id="shape-14" draw:layer="Monitor" svg:width="142.47542383248pt" svg:height="121.65320044140pt" svg:x="225.29477464789pt" svg:y="115.49514329738pt" svg:viewBox="0 0 142 122" svg:d="M0 7.5192C23.298 7.10231 43.6383 0.416946 66.9364 0C66.0031 3.31862 76.3754 23.6989 115.99 16.2495C132.463 64.8148 153.92 56.9624 135.219 85.9626C135.779 95.3248 136.101 107.761 136.661 117.122L83.1139 121.653Z" calligra:nodeTypes="ccccccc">
          <draw:glue-point draw:id="4" svg:x="0.50000000000pt" svg:y="0.50000000000pt" draw:align="center"/>
        </draw:path>
        <draw:rect draw:style-name="gr11" xml:id="shape-15" draw:id="shape-15" draw:layer="Monitor" svg:width="9.44904071303pt" svg:height="8.33738886444pt" draw:transform="matrix(0.55482771677 -0.83196526653 0.83196526653 0.55482771677 242.36406942393pt 320.02746526716pt)">
          <draw:glue-point draw:id="4" svg:x="0.50000000000pt" svg:y="0.50000000000pt" draw:align="center"/>
        </draw:rect>
        <draw:rect draw:style-name="gr11" xml:id="shape-16" draw:id="shape-16" draw:layer="Monitor" svg:width="9.44904071303pt" svg:height="8.33738886444pt" draw:transform="matrix(0.55482771677 -0.83196526653 0.83196526653 0.55482771677 249.68244409380pt 309.18885974339pt)">
          <draw:glue-point draw:id="4" svg:x="0.50000000000pt" svg:y="0.50000000000pt" draw:align="center"/>
        </draw:rect>
        <draw:rect draw:style-name="gr11" xml:id="shape-17" draw:id="shape-17" draw:layer="Monitor" svg:width="9.44904071303pt" svg:height="8.33738886444pt" draw:transform="matrix(0.55482771677 -0.83196526653 0.83196526653 0.55482771677 256.35235518535pt 294.92266101980pt)">
          <draw:glue-point draw:id="4" svg:x="0.50000000000pt" svg:y="0.50000000000pt" draw:align="center"/>
        </draw:rect>
        <draw:ellipse draw:style-name="gr11" xml:id="shape-18" draw:id="shape-18" draw:layer="Monitor" svg:width="14.63674933979pt" svg:height="14.45147403169pt" svg:x="283.93379474141pt" svg:y="229.19967479380pt" draw:kind="full">
          <draw:glue-point draw:id="4" svg:x="0.50000000000pt" svg:y="0.50000000000pt" draw:align="center"/>
        </draw:ellipse>
        <draw:path draw:style-name="gr12" xml:id="shape-19" draw:id="shape-19" draw:layer="Monitor" svg:width="88.53682873657pt" svg:height="164.32493296410pt" svg:x="192.38772751882pt" svg:y="145.15844483118pt" svg:viewBox="0 0 89 164" svg:d="M34.3858 0C55.4475 20.9785 66.2208 49.348 88.5368 76.5016C75.5776 106.751 64.3958 139.2 47.295 164.325C31.4206 152.226 15.5884 137.613 0 108.244C5.76272 76.9452 18.8338 39.5136 34.3858 0Z" calligra:nodeTypes="ccccc">
          <draw:glue-point draw:id="4" svg:x="0.50000000000pt" svg:y="0.50000000000pt" draw:align="center"/>
        </draw:path>
        <draw:ellipse draw:style-name="gr13" xml:id="shape-20" draw:id="shape-20" draw:layer="Monitor" svg:width="25.06436225841pt" svg:height="63.61890634685pt" draw:transform="matrix(-0.70323188903 -0.71096055464 0.71096055464 -0.70323188903 228.94301359025pt 284.87902173890pt)" draw:kind="arc" draw:start-angle="153.10252828253" draw:end-angle="278.35138297924">
          <draw:glue-point draw:id="4" svg:x="0.50000000000pt" svg:y="0.50000000000pt" draw:align="center"/>
        </draw:ellipse>
        <draw:ellipse draw:style-name="gr13" xml:id="shape-21" draw:id="shape-21" draw:layer="Monitor" svg:width="22.33291956600pt" svg:height="25.84115274813pt" draw:transform="matrix(-0.48423407984 -0.87493848694 0.87493848694 -0.48423407984 219.95857488539pt 210.92596691163pt)" draw:kind="arc" draw:start-angle="153.10252828253" draw:end-angle="278.35138297924">
          <draw:glue-point draw:id="4" svg:x="0.50000000000pt" svg:y="0.50000000000pt" draw:align="center"/>
        </draw:ellipse>
        <draw:ellipse draw:style-name="gr13" xml:id="shape-22" draw:id="shape-22" draw:layer="Monitor" svg:width="22.33291956600pt" svg:height="25.84115274813pt" draw:transform="matrix(-0.48423407984 -0.87493848694 0.87493848694 -0.48423407984 203.74084690933pt 258.38732290041pt)" draw:kind="arc" draw:start-angle="153.10252828253" draw:end-angle="278.35138297924">
          <draw:glue-point draw:id="4" svg:x="0.50000000000pt" svg:y="0.50000000000pt" draw:align="center"/>
        </draw:ellipse>
        <draw:path draw:style-name="gr10" xml:id="shape-23" draw:id="shape-23" draw:layer="Monitor" svg:width="110.59329387212pt" svg:height="105.13543253226pt" svg:x="252.65786977713pt" svg:y="233.01382149410pt" svg:viewBox="0 0 111 105" svg:d="M53.8082 2.2834L109.579 0C116.392 13.8152 88.1862 54.1063 45.7767 105.135L0 102.695Z" calligra:nodeTypes="ccccc">
          <draw:glue-point draw:id="4" svg:x="0.50000000000pt" svg:y="0.50000000000pt" draw:align="center"/>
        </draw:path>
        <draw:path draw:style-name="gr14" xml:id="shape-24" draw:id="shape-24" draw:layer="Monitor" svg:width="4.16045781980pt" svg:height="4.65083464937pt" svg:x="287.04165399378pt" svg:y="232.86925603558pt" svg:viewBox="0 0 4 5" svg:d="M0 0C0 2.08918 4.91285 2.39567 4.06129 4.65083" calligra:nodeTypes="cc">
          <draw:glue-point draw:id="4" svg:x="0.50000000000pt" svg:y="0.50000000000pt" draw:align="center"/>
        </draw:path>
        <draw:path draw:style-name="gr14" xml:id="shape-25" draw:id="shape-25" draw:layer="Monitor" svg:width="7.77639319248pt" svg:height="8.97414573189pt" svg:x="287.50018698738pt" svg:y="232.27971361523pt" svg:viewBox="0 0 8 9" svg:d="M4.88374 0C12.1538 4.27199 3.89602 12.3974 0 7.40078" calligra:nodeTypes="cc">
          <draw:glue-point draw:id="4" svg:x="0.50000000000pt" svg:y="0.50000000000pt" draw:align="center"/>
        </draw:path>
        <draw:path draw:style-name="gr10" xml:id="shape-26" draw:id="shape-26" draw:layer="Keyboar" svg:width="69.98205630674pt" svg:height="94.86562577729pt" svg:x="395.64643557789pt" svg:y="229.54507734905pt" svg:viewBox="0 0 70 95" svg:d="M0 9.40747L22.2331 0C45.0032 23.455 54.2678 51.8433 69.9821 78.6413L53.0523 94.8656C43.5013 64.9324 34.4166 39.5689 0 9.40747Z" calligra:nodeTypes="ccccc">
          <draw:glue-point draw:id="4" svg:x="0.50000000000pt" svg:y="0.50000000000pt" draw:align="center"/>
        </draw:path>
        <draw:path draw:style-name="gr10" xml:id="shape-27" draw:id="shape-27" draw:layer="Keyboar" svg:width="184.59775994122pt" svg:height="233.97463712591pt" svg:x="263.65839318106pt" svg:y="239.91535681190pt" svg:viewBox="0 0 185 234" svg:d="M0 151.352C43.066 93.357 86.6325 40.2117 131.532 0C160.53 17.9707 170.707 52.1634 184.598 83.155C162.043 78.1344 104.192 174.152 45.7211 233.975C23.7382 206.369 8.13603 178.825 0 151.352Z" calligra:nodeTypes="ccccc">
          <draw:glue-point draw:id="4" svg:x="0.50000000000pt" svg:y="0.50000000000pt" draw:align="center"/>
        </draw:path>
        <draw:rect draw:style-name="gr15" xml:id="shape-28" draw:id="shape-28" draw:layer="Keyboar" svg:width="12.17649014586pt" svg:height="13.22758740256pt" draw:transform="matrix(0.74074658220 -0.67178456440 0.67178456440 0.74074658220 270.25468976064pt 394.20836226637pt)">
          <draw:glue-point draw:id="4" svg:x="0.50000000000pt" svg:y="0.50000000000pt" draw:align="center"/>
        </draw:rect>
        <draw:rect draw:style-name="gr15" xml:id="shape-29" draw:id="shape-29" draw:layer="Keyboar" svg:width="12.17649014586pt" svg:height="13.22758740256pt" draw:transform="matrix(0.74074658220 -0.67178456440 0.67178456440 0.74074658220 278.61280045074pt 385.27562459613pt)">
          <draw:glue-point draw:id="4" svg:x="0.50000000000pt" svg:y="0.50000000000pt" draw:align="center"/>
        </draw:rect>
        <draw:rect draw:style-name="gr15" xml:id="shape-30" draw:id="shape-30" draw:layer="Keyboar" svg:width="12.17649014586pt" svg:height="13.22758740256pt" draw:transform="matrix(0.74074658220 -0.67178456440 0.67178456440 0.74074658220 287.25942261577pt 376.76001185784pt)">
          <draw:glue-point draw:id="4" svg:x="0.50000000000pt" svg:y="0.50000000000pt" draw:align="center"/>
        </draw:rect>
        <draw:rect draw:style-name="gr15" xml:id="shape-31" draw:id="shape-31" draw:layer="Keyboar" svg:width="12.17649014586pt" svg:height="13.22758740256pt" draw:transform="matrix(0.74074658220 -0.67178456440 0.67178456440 0.74074658220 294.98897879361pt 367.85137083932pt)">
          <draw:glue-point draw:id="4" svg:x="0.50000000000pt" svg:y="0.50000000000pt" draw:align="center"/>
        </draw:rect>
        <draw:rect draw:style-name="gr15" xml:id="shape-32" draw:id="shape-32" draw:layer="Keyboar" svg:width="12.17649014586pt" svg:height="13.22758740256pt" draw:transform="matrix(0.74074658220 -0.67178456440 0.67178456440 0.74074658220 303.11156325167pt 359.85979580800pt)">
          <draw:glue-point draw:id="4" svg:x="0.50000000000pt" svg:y="0.50000000000pt" draw:align="center"/>
        </draw:rect>
        <draw:rect draw:style-name="gr15" xml:id="shape-33" draw:id="shape-33" draw:layer="Keyboar" svg:width="12.17649014586pt" svg:height="13.22758740256pt" draw:transform="matrix(0.74074658220 -0.67178456440 0.67178456440 0.74074658220 311.23414770973pt 351.08216421622pt)">
          <draw:glue-point draw:id="4" svg:x="0.50000000000pt" svg:y="0.50000000000pt" draw:align="center"/>
        </draw:rect>
        <draw:rect draw:style-name="gr15" xml:id="shape-34" draw:id="shape-34" draw:layer="Keyboar" svg:width="12.17649014586pt" svg:height="13.22758740256pt" draw:transform="matrix(0.74074658220 -0.67178456440 0.67178456440 0.74074658220 317.39275653600pt 342.39187786891pt)">
          <draw:glue-point draw:id="4" svg:x="0.50000000000pt" svg:y="0.50000000000pt" draw:align="center"/>
        </draw:rect>
        <draw:rect draw:style-name="gr15" xml:id="shape-35" draw:id="shape-35" draw:layer="Keyboar" svg:width="12.17649014586pt" svg:height="13.22758740256pt" draw:transform="matrix(0.74074658220 -0.67178456440 0.67178456440 0.74074658220 325.75086722610pt 333.45914019867pt)">
          <draw:glue-point draw:id="4" svg:x="0.50000000000pt" svg:y="0.50000000000pt" draw:align="center"/>
        </draw:rect>
        <draw:rect draw:style-name="gr15" xml:id="shape-36" draw:id="shape-36" draw:layer="Keyboar" svg:width="12.17649014586pt" svg:height="13.22758740256pt" draw:transform="matrix(0.74074658220 -0.67178456440 0.67178456440 0.74074658220 334.39748939113pt 324.94352746038pt)">
          <draw:glue-point draw:id="4" svg:x="0.50000000000pt" svg:y="0.50000000000pt" draw:align="center"/>
        </draw:rect>
        <draw:rect draw:style-name="gr15" xml:id="shape-37" draw:id="shape-37" draw:layer="Keyboar" svg:width="12.17649014586pt" svg:height="13.22758740256pt" draw:transform="matrix(0.74074658220 -0.67178456440 0.67178456440 0.74074658220 342.12704556897pt 316.03488644186pt)">
          <draw:glue-point draw:id="4" svg:x="0.50000000000pt" svg:y="0.50000000000pt" draw:align="center"/>
        </draw:rect>
        <draw:rect draw:style-name="gr15" xml:id="shape-38" draw:id="shape-38" draw:layer="Keyboar" svg:width="12.17649014586pt" svg:height="13.22758740256pt" draw:transform="matrix(0.74074658220 -0.67178456440 0.67178456440 0.74074658220 350.24963002703pt 308.04331141054pt)">
          <draw:glue-point draw:id="4" svg:x="0.50000000000pt" svg:y="0.50000000000pt" draw:align="center"/>
        </draw:rect>
        <draw:rect draw:style-name="gr15" xml:id="shape-39" draw:id="shape-39" draw:layer="Keyboar" svg:width="12.17649014586pt" svg:height="13.22758740256pt" draw:transform="matrix(0.74074658220 -0.67178456440 0.67178456440 0.74074658220 278.24583271890pt 405.78352390203pt)">
          <draw:glue-point draw:id="4" svg:x="0.50000000000pt" svg:y="0.50000000000pt" draw:align="center"/>
        </draw:rect>
        <draw:rect draw:style-name="gr15" xml:id="shape-40" draw:id="shape-40" draw:layer="Keyboar" svg:width="12.17649014586pt" svg:height="13.22758740256pt" draw:transform="matrix(0.74074658220 -0.67178456440 0.67178456440 0.74074658220 286.60394340900pt 396.85078623179pt)">
          <draw:glue-point draw:id="4" svg:x="0.50000000000pt" svg:y="0.50000000000pt" draw:align="center"/>
        </draw:rect>
        <draw:rect draw:style-name="gr15" xml:id="shape-41" draw:id="shape-41" draw:layer="Keyboar" svg:width="12.17649014586pt" svg:height="13.22758740256pt" draw:transform="matrix(0.74074658220 -0.67178456440 0.67178456440 0.74074658220 295.25056557403pt 388.33517349350pt)">
          <draw:glue-point draw:id="4" svg:x="0.50000000000pt" svg:y="0.50000000000pt" draw:align="center"/>
        </draw:rect>
        <draw:rect draw:style-name="gr15" xml:id="shape-42" draw:id="shape-42" draw:layer="Keyboar" svg:width="12.17649014586pt" svg:height="13.22758740256pt" draw:transform="matrix(0.74074658220 -0.67178456440 0.67178456440 0.74074658220 302.98012175187pt 379.42653247498pt)">
          <draw:glue-point draw:id="4" svg:x="0.50000000000pt" svg:y="0.50000000000pt" draw:align="center"/>
        </draw:rect>
        <draw:rect draw:style-name="gr15" xml:id="shape-43" draw:id="shape-43" draw:layer="Keyboar" svg:width="12.17649014586pt" svg:height="13.22758740256pt" draw:transform="matrix(0.74074658220 -0.67178456440 0.67178456440 0.74074658220 311.10270620993pt 371.43495744366pt)">
          <draw:glue-point draw:id="4" svg:x="0.50000000000pt" svg:y="0.50000000000pt" draw:align="center"/>
        </draw:rect>
        <draw:rect draw:style-name="gr15" xml:id="shape-44" draw:id="shape-44" draw:layer="Keyboar" svg:width="12.17649014586pt" svg:height="13.22758740256pt" draw:transform="matrix(0.74074658220 -0.67178456440 0.67178456440 0.74074658220 319.22529066799pt 362.65732585188pt)">
          <draw:glue-point draw:id="4" svg:x="0.50000000000pt" svg:y="0.50000000000pt" draw:align="center"/>
        </draw:rect>
        <draw:rect draw:style-name="gr15" xml:id="shape-45" draw:id="shape-45" draw:layer="Keyboar" svg:width="12.17649014586pt" svg:height="13.22758740256pt" draw:transform="matrix(0.74074658220 -0.67178456440 0.67178456440 0.74074658220 325.38389949426pt 353.96703950457pt)">
          <draw:glue-point draw:id="4" svg:x="0.50000000000pt" svg:y="0.50000000000pt" draw:align="center"/>
        </draw:rect>
        <draw:rect draw:style-name="gr15" xml:id="shape-46" draw:id="shape-46" draw:layer="Keyboar" svg:width="12.17649014586pt" svg:height="13.22758740256pt" draw:transform="matrix(0.74074658220 -0.67178456440 0.67178456440 0.74074658220 333.74201018436pt 345.03430183433pt)">
          <draw:glue-point draw:id="4" svg:x="0.50000000000pt" svg:y="0.50000000000pt" draw:align="center"/>
        </draw:rect>
        <draw:rect draw:style-name="gr15" xml:id="shape-47" draw:id="shape-47" draw:layer="Keyboar" svg:width="12.17649014586pt" svg:height="13.22758740256pt" draw:transform="matrix(0.74074658220 -0.67178456440 0.67178456440 0.74074658220 342.38863234939pt 336.51868909604pt)">
          <draw:glue-point draw:id="4" svg:x="0.50000000000pt" svg:y="0.50000000000pt" draw:align="center"/>
        </draw:rect>
        <draw:rect draw:style-name="gr15" xml:id="shape-48" draw:id="shape-48" draw:layer="Keyboar" svg:width="12.17649014586pt" svg:height="13.22758740256pt" draw:transform="matrix(0.74074658220 -0.67178456440 0.67178456440 0.74074658220 350.11818852723pt 327.61004807752pt)">
          <draw:glue-point draw:id="4" svg:x="0.50000000000pt" svg:y="0.50000000000pt" draw:align="center"/>
        </draw:rect>
        <draw:rect draw:style-name="gr15" xml:id="shape-49" draw:id="shape-49" draw:layer="Keyboar" svg:width="12.17649014586pt" svg:height="13.22758740256pt" draw:transform="matrix(0.74074658220 -0.67178456440 0.67178456440 0.74074658220 358.24077298529pt 319.61847304620pt)">
          <draw:glue-point draw:id="4" svg:x="0.50000000000pt" svg:y="0.50000000000pt" draw:align="center"/>
        </draw:rect>
        <draw:rect draw:style-name="gr15" xml:id="shape-50" draw:id="shape-50" draw:layer="Keyboar" svg:width="12.17649014586pt" svg:height="13.22758740256pt" draw:transform="matrix(0.74074658220 -0.67178456440 0.67178456440 0.74074658220 286.39794627524pt 418.75279546893pt)">
          <draw:glue-point draw:id="4" svg:x="0.50000000000pt" svg:y="0.50000000000pt" draw:align="center"/>
        </draw:rect>
        <draw:rect draw:style-name="gr15" xml:id="shape-51" draw:id="shape-51" draw:layer="Keyboar" svg:width="12.17649014586pt" svg:height="13.22758740256pt" draw:transform="matrix(0.74074658220 -0.67178456440 0.67178456440 0.74074658220 294.75605696534pt 409.82005779869pt)">
          <draw:glue-point draw:id="4" svg:x="0.50000000000pt" svg:y="0.50000000000pt" draw:align="center"/>
        </draw:rect>
        <draw:rect draw:style-name="gr15" xml:id="shape-52" draw:id="shape-52" draw:layer="Keyboar" svg:width="12.17649014586pt" svg:height="13.22758740256pt" draw:transform="matrix(0.74074658220 -0.67178456440 0.67178456440 0.74074658220 303.40267913037pt 401.30444506040pt)">
          <draw:glue-point draw:id="4" svg:x="0.50000000000pt" svg:y="0.50000000000pt" draw:align="center"/>
        </draw:rect>
        <draw:rect draw:style-name="gr15" xml:id="shape-53" draw:id="shape-53" draw:layer="Keyboar" svg:width="12.17649014586pt" svg:height="13.22758740256pt" draw:transform="matrix(0.74074658220 -0.67178456440 0.67178456440 0.74074658220 311.13223530821pt 392.39580404188pt)">
          <draw:glue-point draw:id="4" svg:x="0.50000000000pt" svg:y="0.50000000000pt" draw:align="center"/>
        </draw:rect>
        <draw:rect draw:style-name="gr15" xml:id="shape-54" draw:id="shape-54" draw:layer="Keyboar" svg:width="12.17649014586pt" svg:height="13.22758740256pt" draw:transform="matrix(0.74074658220 -0.67178456440 0.67178456440 0.74074658220 319.25481976627pt 384.40422901056pt)">
          <draw:glue-point draw:id="4" svg:x="0.50000000000pt" svg:y="0.50000000000pt" draw:align="center"/>
        </draw:rect>
        <draw:rect draw:style-name="gr15" xml:id="shape-55" draw:id="shape-55" draw:layer="Keyboar" svg:width="12.17649014586pt" svg:height="13.22758740256pt" draw:transform="matrix(0.74074658220 -0.67178456440 0.67178456440 0.74074658220 327.37740422433pt 375.62659741878pt)">
          <draw:glue-point draw:id="4" svg:x="0.50000000000pt" svg:y="0.50000000000pt" draw:align="center"/>
        </draw:rect>
        <draw:rect draw:style-name="gr15" xml:id="shape-56" draw:id="shape-56" draw:layer="Keyboar" svg:width="12.17649014586pt" svg:height="13.22758740256pt" draw:transform="matrix(0.74074658220 -0.67178456440 0.67178456440 0.74074658220 333.53601305060pt 366.93631107147pt)">
          <draw:glue-point draw:id="4" svg:x="0.50000000000pt" svg:y="0.50000000000pt" draw:align="center"/>
        </draw:rect>
        <draw:rect draw:style-name="gr15" xml:id="shape-57" draw:id="shape-57" draw:layer="Keyboar" svg:width="12.17649014586pt" svg:height="13.22758740256pt" draw:transform="matrix(0.74074658220 -0.67178456440 0.67178456440 0.74074658220 341.89412374070pt 358.00357340123pt)">
          <draw:glue-point draw:id="4" svg:x="0.50000000000pt" svg:y="0.50000000000pt" draw:align="center"/>
        </draw:rect>
        <draw:rect draw:style-name="gr15" xml:id="shape-58" draw:id="shape-58" draw:layer="Keyboar" svg:width="12.17649014586pt" svg:height="13.22758740256pt" draw:transform="matrix(0.74074658220 -0.67178456440 0.67178456440 0.74074658220 350.54074590573pt 349.48796066294pt)">
          <draw:glue-point draw:id="4" svg:x="0.50000000000pt" svg:y="0.50000000000pt" draw:align="center"/>
        </draw:rect>
        <draw:rect draw:style-name="gr15" xml:id="shape-59" draw:id="shape-59" draw:layer="Keyboar" svg:width="12.17649014586pt" svg:height="13.22758740256pt" draw:transform="matrix(0.74074658220 -0.67178456440 0.67178456440 0.74074658220 358.27030208357pt 340.57931964442pt)">
          <draw:glue-point draw:id="4" svg:x="0.50000000000pt" svg:y="0.50000000000pt" draw:align="center"/>
        </draw:rect>
        <draw:rect draw:style-name="gr15" xml:id="shape-60" draw:id="shape-60" draw:layer="Keyboar" svg:width="12.17649014586pt" svg:height="13.22758740256pt" draw:transform="matrix(0.74074658220 -0.67178456440 0.67178456440 0.74074658220 366.39288654163pt 332.58774461310pt)">
          <draw:glue-point draw:id="4" svg:x="0.50000000000pt" svg:y="0.50000000000pt" draw:align="center"/>
        </draw:rect>
        <draw:rect draw:style-name="gr15" xml:id="shape-61" draw:id="shape-61" draw:layer="Keyboar" svg:width="12.17649014586pt" svg:height="13.22758740256pt" draw:transform="matrix(0.74074658220 -0.67178456440 0.67178456440 0.74074658220 292.69730675059pt 431.35151641964pt)">
          <draw:glue-point draw:id="4" svg:x="0.50000000000pt" svg:y="0.50000000000pt" draw:align="center"/>
        </draw:rect>
        <draw:rect draw:style-name="gr15" xml:id="shape-62" draw:id="shape-62" draw:layer="Keyboar" svg:width="12.17649014586pt" svg:height="13.22758740256pt" draw:transform="matrix(0.74074658220 -0.67178456440 0.67178456440 0.74074658220 301.05541744069pt 422.41877874940pt)">
          <draw:glue-point draw:id="4" svg:x="0.50000000000pt" svg:y="0.50000000000pt" draw:align="center"/>
        </draw:rect>
        <draw:rect draw:style-name="gr15" xml:id="shape-63" draw:id="shape-63" draw:layer="Keyboar" svg:width="12.17649014586pt" svg:height="13.22758740256pt" draw:transform="matrix(0.74074658220 -0.67178456440 0.67178456440 0.74074658220 309.70203960572pt 413.90316601111pt)">
          <draw:glue-point draw:id="4" svg:x="0.50000000000pt" svg:y="0.50000000000pt" draw:align="center"/>
        </draw:rect>
        <draw:rect draw:style-name="gr15" xml:id="shape-64" draw:id="shape-64" draw:layer="Keyboar" svg:width="12.17649014586pt" svg:height="13.22758740256pt" draw:transform="matrix(0.74074658220 -0.67178456440 0.67178456440 0.74074658220 317.43159578356pt 404.99452499259pt)">
          <draw:glue-point draw:id="4" svg:x="0.50000000000pt" svg:y="0.50000000000pt" draw:align="center"/>
        </draw:rect>
        <draw:rect draw:style-name="gr15" xml:id="shape-65" draw:id="shape-65" draw:layer="Keyboar" svg:width="12.17649014586pt" svg:height="13.22758740256pt" draw:transform="matrix(0.74074658220 -0.67178456440 0.67178456440 0.74074658220 325.55418024162pt 397.00294996127pt)">
          <draw:glue-point draw:id="4" svg:x="0.50000000000pt" svg:y="0.50000000000pt" draw:align="center"/>
        </draw:rect>
        <draw:rect draw:style-name="gr15" xml:id="shape-66" draw:id="shape-66" draw:layer="Keyboar" svg:width="12.17649014586pt" svg:height="13.22758740256pt" draw:transform="matrix(0.74074658220 -0.67178456440 0.67178456440 0.74074658220 333.67676469968pt 388.22531836949pt)">
          <draw:glue-point draw:id="4" svg:x="0.50000000000pt" svg:y="0.50000000000pt" draw:align="center"/>
        </draw:rect>
        <draw:rect draw:style-name="gr15" xml:id="shape-67" draw:id="shape-67" draw:layer="Keyboar" svg:width="12.17649014586pt" svg:height="13.22758740256pt" draw:transform="matrix(0.74074658220 -0.67178456440 0.67178456440 0.74074658220 339.83537352595pt 379.53503202218pt)">
          <draw:glue-point draw:id="4" svg:x="0.50000000000pt" svg:y="0.50000000000pt" draw:align="center"/>
        </draw:rect>
        <draw:rect draw:style-name="gr15" xml:id="shape-68" draw:id="shape-68" draw:layer="Keyboar" svg:width="12.17649014586pt" svg:height="13.22758740256pt" draw:transform="matrix(0.74074658220 -0.67178456440 0.67178456440 0.74074658220 348.19348421605pt 370.60229435194pt)">
          <draw:glue-point draw:id="4" svg:x="0.50000000000pt" svg:y="0.50000000000pt" draw:align="center"/>
        </draw:rect>
        <draw:rect draw:style-name="gr15" xml:id="shape-69" draw:id="shape-69" draw:layer="Keyboar" svg:width="12.17649014586pt" svg:height="13.22758740256pt" draw:transform="matrix(0.74074658220 -0.67178456440 0.67178456440 0.74074658220 356.84010638108pt 362.08668161365pt)">
          <draw:glue-point draw:id="4" svg:x="0.50000000000pt" svg:y="0.50000000000pt" draw:align="center"/>
        </draw:rect>
        <draw:rect draw:style-name="gr15" xml:id="shape-70" draw:id="shape-70" draw:layer="Keyboar" svg:width="12.17649014586pt" svg:height="13.22758740256pt" draw:transform="matrix(0.74074658220 -0.67178456440 0.67178456440 0.74074658220 364.56966255892pt 353.17804059513pt)">
          <draw:glue-point draw:id="4" svg:x="0.50000000000pt" svg:y="0.50000000000pt" draw:align="center"/>
        </draw:rect>
        <draw:rect draw:style-name="gr15" xml:id="shape-71" draw:id="shape-71" draw:layer="Keyboar" svg:width="12.17649014586pt" svg:height="13.22758740256pt" draw:transform="matrix(0.74074658220 -0.67178456440 0.67178456440 0.74074658220 372.69224701698pt 345.18646556381pt)">
          <draw:glue-point draw:id="4" svg:x="0.50000000000pt" svg:y="0.50000000000pt" draw:align="center"/>
        </draw:rect>
        <draw:rect draw:style-name="gr15" xml:id="shape-72" draw:id="shape-72" draw:layer="Keyboar" svg:width="11.53431705214pt" svg:height="12.51549561032pt" draw:transform="matrix(0.74471386821 -0.66741001680 0.67616417499 0.73677470455 360.09431141642pt 286.72103465052pt)">
          <draw:glue-point draw:id="4" svg:x="0.50000000000pt" svg:y="0.50000000000pt" draw:align="center"/>
        </draw:rect>
        <draw:rect draw:style-name="gr15" xml:id="shape-73" draw:id="shape-73" draw:layer="Keyboar" svg:width="11.53431705214pt" svg:height="12.51549561032pt" draw:transform="matrix(0.74471386821 -0.66741001680 0.67616417499 0.73677470455 368.32878859634pt 278.70705258942pt)">
          <draw:glue-point draw:id="4" svg:x="0.50000000000pt" svg:y="0.50000000000pt" draw:align="center"/>
        </draw:rect>
        <draw:rect draw:style-name="gr15" xml:id="shape-74" draw:id="shape-74" draw:layer="Keyboar" svg:width="11.53431705214pt" svg:height="12.51549561032pt" draw:transform="matrix(0.74471386821 -0.66741001680 0.67616417499 0.73677470455 375.68991213598pt 270.32319443319pt)">
          <draw:glue-point draw:id="4" svg:x="0.50000000000pt" svg:y="0.50000000000pt" draw:align="center"/>
        </draw:rect>
        <draw:rect draw:style-name="gr15" xml:id="shape-75" draw:id="shape-75" draw:layer="Keyboar" svg:width="11.53431705214pt" svg:height="12.51549561032pt" draw:transform="matrix(0.74471386821 -0.66741001680 0.67616417499 0.73677470455 383.42533009287pt 262.80238049892pt)">
          <draw:glue-point draw:id="4" svg:x="0.50000000000pt" svg:y="0.50000000000pt" draw:align="center"/>
        </draw:rect>
        <draw:rect draw:style-name="gr15" xml:id="shape-76" draw:id="shape-76" draw:layer="Keyboar" svg:width="11.53431705214pt" svg:height="12.51549561032pt" draw:transform="matrix(0.74471386821 -0.66741001680 0.67616417499 0.73677470455 366.79918647191pt 297.53143297983pt)">
          <draw:glue-point draw:id="4" svg:x="0.50000000000pt" svg:y="0.50000000000pt" draw:align="center"/>
        </draw:rect>
        <draw:rect draw:style-name="gr15" xml:id="shape-77" draw:id="shape-77" draw:layer="Keyboar" svg:width="11.53431705214pt" svg:height="12.51549561032pt" draw:transform="matrix(0.74471386821 -0.66741001680 0.67616417499 0.73677470455 375.03366365183pt 289.51745091872pt)">
          <draw:glue-point draw:id="4" svg:x="0.50000000000pt" svg:y="0.50000000000pt" draw:align="center"/>
        </draw:rect>
        <draw:rect draw:style-name="gr15" xml:id="shape-78" draw:id="shape-78" draw:layer="Keyboar" svg:width="11.53431705214pt" svg:height="12.51549561032pt" draw:transform="matrix(0.74471386821 -0.66741001680 0.67616417499 0.73677470455 382.39478719147pt 281.13359276249pt)">
          <draw:glue-point draw:id="4" svg:x="0.50000000000pt" svg:y="0.50000000000pt" draw:align="center"/>
        </draw:rect>
        <draw:rect draw:style-name="gr15" xml:id="shape-79" draw:id="shape-79" draw:layer="Keyboar" svg:width="11.53431705214pt" svg:height="12.51549561032pt" draw:transform="matrix(0.74471386821 -0.66741001680 0.67616417499 0.73677470455 390.13020514836pt 273.61277882822pt)">
          <draw:glue-point draw:id="4" svg:x="0.50000000000pt" svg:y="0.50000000000pt" draw:align="center"/>
        </draw:rect>
        <draw:rect draw:style-name="gr15" xml:id="shape-80" draw:id="shape-80" draw:layer="Keyboar" svg:width="11.53431705214pt" svg:height="12.51549561032pt" draw:transform="matrix(0.74471386821 -0.66741001680 0.67616417499 0.73677470455 373.15117336658pt 307.64438625562pt)">
          <draw:glue-point draw:id="4" svg:x="0.50000000000pt" svg:y="0.50000000000pt" draw:align="center"/>
        </draw:rect>
        <draw:rect draw:style-name="gr15" xml:id="shape-81" draw:id="shape-81" draw:layer="Keyboar" svg:width="11.53431705214pt" svg:height="12.51549561032pt" draw:transform="matrix(0.74471386821 -0.66741001680 0.67616417499 0.73677470455 381.38565054650pt 299.63040419452pt)">
          <draw:glue-point draw:id="4" svg:x="0.50000000000pt" svg:y="0.50000000000pt" draw:align="center"/>
        </draw:rect>
        <draw:rect draw:style-name="gr15" xml:id="shape-82" draw:id="shape-82" draw:layer="Keyboar" svg:width="11.53431705214pt" svg:height="12.51549561032pt" draw:transform="matrix(0.74471386821 -0.66741001680 0.67616417499 0.73677470455 388.74677408614pt 291.24654603829pt)">
          <draw:glue-point draw:id="4" svg:x="0.50000000000pt" svg:y="0.50000000000pt" draw:align="center"/>
        </draw:rect>
        <draw:rect draw:style-name="gr15" xml:id="shape-83" draw:id="shape-83" draw:layer="Keyboar" svg:width="11.53431705214pt" svg:height="12.51549561032pt" draw:transform="matrix(0.74471386821 -0.66741001680 0.67616417499 0.73677470455 396.48219204304pt 283.72573210402pt)">
          <draw:glue-point draw:id="4" svg:x="0.50000000000pt" svg:y="0.50000000000pt" draw:align="center"/>
        </draw:rect>
        <draw:rect draw:style-name="gr15" xml:id="shape-84" draw:id="shape-84" draw:layer="Keyboar" svg:width="11.32926180829pt" svg:height="12.31068726872pt" draw:transform="matrix(0.73936040714 -0.67247183757 0.67033884558 0.74129585037 379.11494718968pt 320.29363641174pt)">
          <draw:glue-point draw:id="4" svg:x="0.50000000000pt" svg:y="0.50000000000pt" draw:align="center"/>
        </draw:rect>
        <draw:rect draw:style-name="gr15" xml:id="shape-85" draw:id="shape-85" draw:layer="Keyboar" svg:width="11.32926180829pt" svg:height="12.31068726872pt" draw:transform="matrix(0.73936040714 -0.67247183757 0.67033884558 0.74129585037 387.88599224985pt 312.36242594368pt)">
          <draw:glue-point draw:id="4" svg:x="0.50000000000pt" svg:y="0.50000000000pt" draw:align="center"/>
        </draw:rect>
        <draw:rect draw:style-name="gr15" xml:id="shape-86" draw:id="shape-86" draw:layer="Keyboar" svg:width="11.32926180829pt" svg:height="12.31068726872pt" draw:transform="matrix(0.73936040714 -0.67247183757 0.67033884558 0.74129585037 395.06427536863pt 304.06515960786pt)">
          <draw:glue-point draw:id="4" svg:x="0.50000000000pt" svg:y="0.50000000000pt" draw:align="center"/>
        </draw:rect>
        <draw:rect draw:style-name="gr16" xml:id="shape-87" draw:id="shape-87" draw:layer="Keyboar" svg:width="57.95400265479pt" svg:height="9.85551652446pt" draw:transform="matrix(0.69225895494 -0.72164918022 0.72164918022 0.69225895494 321.16767348004pt 424.23069442169pt)">
          <draw:glue-point draw:id="4" svg:x="0.50000000000pt" svg:y="0.50000000000pt" draw:align="center"/>
        </draw:rect>
        <draw:rect draw:style-name="gr16" xml:id="shape-88" draw:id="shape-88" draw:layer="Keyboar" svg:width="21.88768431346pt" svg:height="10.69092810022pt" draw:transform="matrix(0.69225895494 -0.72164918022 0.72164918022 0.69225895494 393.25374185537pt 340.62008179228pt)">
          <draw:glue-point draw:id="4" svg:x="0.50000000000pt" svg:y="0.50000000000pt" draw:align="center"/>
        </draw:rect>
        <draw:rect draw:style-name="gr16" xml:id="shape-89" draw:id="shape-89" draw:layer="Keyboar" svg:width="21.88768431346pt" svg:height="10.69092810022pt" draw:transform="matrix(-0.67934554087 -0.73381853077 0.73381853077 -0.67934554087 423.71644856121pt 323.66583017682pt)">
          <draw:glue-point draw:id="4" svg:x="0.50000000000pt" svg:y="0.50000000000pt" draw:align="center"/>
        </draw:rect>
        <draw:rect draw:style-name="gr15" xml:id="shape-90" draw:id="shape-90" draw:layer="Keyboar" svg:width="11.32926180829pt" svg:height="12.31068726872pt" draw:transform="matrix(0.73936040714 -0.67247183757 0.67033884558 0.74129585037 402.62626360508pt 296.05741763346pt)">
          <draw:glue-point draw:id="4" svg:x="0.50000000000pt" svg:y="0.50000000000pt" draw:align="center"/>
        </draw:rect>
        <draw:rect draw:style-name="gr15" xml:id="shape-91" draw:id="shape-91" draw:layer="Keyboar" svg:width="11.32926180829pt" svg:height="12.31068726872pt" draw:transform="matrix(0.73936040714 -0.67247183757 0.67033884558 0.74129585037 388.91589080579pt 328.29532124261pt)">
          <draw:glue-point draw:id="4" svg:x="0.50000000000pt" svg:y="0.50000000000pt" draw:align="center"/>
        </draw:rect>
        <draw:rect draw:style-name="gr15" xml:id="shape-92" draw:id="shape-92" draw:layer="Keyboar" svg:width="11.32926180829pt" svg:height="12.31068726872pt" draw:transform="matrix(0.73936040714 -0.67247183757 0.67033884558 0.74129585037 396.32690312973pt 322.36651138346pt)">
          <draw:glue-point draw:id="4" svg:x="0.50000000000pt" svg:y="0.50000000000pt" draw:align="center"/>
        </draw:rect>
        <draw:rect draw:style-name="gr15" xml:id="shape-93" draw:id="shape-93" draw:layer="Keyboar" svg:width="11.32926180829pt" svg:height="12.31068726872pt" draw:transform="matrix(0.73936040714 -0.67247183757 0.67033884558 0.74129585037 401.51461175649pt 314.21439782712pt)">
          <draw:glue-point draw:id="4" svg:x="0.50000000000pt" svg:y="0.50000000000pt" draw:align="center"/>
        </draw:rect>
        <draw:rect draw:style-name="gr15" xml:id="shape-94" draw:id="shape-94" draw:layer="Keyboar" svg:width="11.32926180829pt" svg:height="12.31068726872pt" draw:transform="matrix(0.73936040714 -0.67247183757 0.67033884558 0.74129585037 408.55507346424pt 322.73706199965pt)">
          <draw:glue-point draw:id="4" svg:x="0.50000000000pt" svg:y="0.50000000000pt" draw:align="center"/>
        </draw:rect>
        <draw:ellipse draw:style-name="gr10" xml:id="shape-95" draw:id="shape-95" draw:layer="Mouse" svg:width="50.36298496683pt" svg:height="94.06349269151pt" draw:transform="matrix(0.90761013406 -0.41981405950 0.41981405950 0.90761013406 183.02134266790pt 388.80059485356pt)" draw:kind="full">
          <draw:glue-point draw:id="4" svg:x="0.50000000000pt" svg:y="0.50000000000pt" draw:align="center"/>
        </draw:ellipse>
        <draw:ellipse draw:style-name="gr17" xml:id="shape-96" draw:id="shape-96" draw:layer="Mouse" svg:width="9.28241446171pt" svg:height="9.49065472865pt" draw:transform="matrix(0.96048875436 -0.27831879698 0.27831879698 0.96048875436 198.73846434255pt 396.11367882333pt)" draw:kind="arc" draw:start-angle="205.95194091772" draw:end-angle="0.00000000000">
          <draw:glue-point draw:id="4" svg:x="0.50000000000pt" svg:y="0.50000000000pt" draw:align="center"/>
        </draw:ellipse>
        <draw:ellipse draw:style-name="gr17" xml:id="shape-97" draw:id="shape-97" draw:layer="Mouse" svg:width="9.28241446171pt" svg:height="9.49065472865pt" draw:transform="matrix(0.96048875436 -0.27831879698 0.27831879698 0.96048875436 219.45758009694pt 390.70853069859pt)" draw:kind="arc" draw:start-angle="205.95194091772" draw:end-angle="0.00000000000">
          <draw:glue-point draw:id="4" svg:x="0.50000000000pt" svg:y="0.50000000000pt" draw:align="center"/>
        </draw:ellipse>
        <draw:ellipse draw:style-name="gr17" xml:id="shape-98" draw:id="shape-98" draw:layer="Mouse" svg:width="27.77785682736pt" svg:height="9.49065472865pt" draw:transform="matrix(0.95759668122 -0.28811212420 0.28811212420 0.95759668122 207.43639431631pt 418.05149199092pt)" draw:kind="arc" draw:start-angle="205.95194091772" draw:end-angle="0.00000000000">
          <draw:glue-point draw:id="4" svg:x="0.50000000000pt" svg:y="0.50000000000pt" draw:align="center"/>
        </draw:ellipse>
        <draw:ellipse draw:style-name="gr18" xml:id="shape-99" draw:id="shape-99" draw:layer="Mouse" svg:width="6.81249019063pt" svg:height="19.12737630447pt" draw:transform="matrix(0.93522815461 -0.35404561687 0.35404561687 0.93522815461 211.06036414165pt 396.15039693214pt)" draw:kind="full">
          <draw:glue-point draw:id="4" svg:x="0.50000000000pt" svg:y="0.50000000000pt" draw:align="center"/>
        </draw:ellipse>
        <draw:path draw:style-name="gr19" xml:id="shape-100" draw:id="shape-100" draw:layer="patu" svg:width="452.78261988266pt" svg:height="517.29509038667pt" svg:x="174.39127936789pt" svg:y="227.02304903116pt" svg:viewBox="0 0 453 517" svg:d="M296.543 32.9038C413.553 -41.6049 438.825 30.6735 446.887 52.4972L452.783 517.295L5.71026 511.89C-14.3077 386.645 17.0535 323.271 119.666 287.618C253.087 115.205 183.905 136.837 296.543 32.9038Z" calligra:nodeTypes="cccccc">
          <draw:glue-point draw:id="4" svg:x="0.50000000000pt" svg:y="0.50000000000pt" draw:align="center"/>
        </draw:path>
        <draw:path draw:style-name="gr20" xml:id="shape-101" draw:id="shape-101" draw:layer="patu" svg:width="489.12681338028pt" svg:height="557.30812676056pt" svg:x="152.66685387324pt" svg:y="243.08120422535pt" svg:viewBox="0 0 489 557" svg:d="M320.346 35.4489C446.748 -44.823 474.048 33.046 482.758 56.5579L489.127 557.308L6.16861 551.485C-15.4562 416.552 18.4224 348.276 129.272 309.865C273.402 124.116 198.667 147.422 320.346 35.4489Z" calligra:nodeTypes="cccccc">
          <draw:glue-point draw:id="4" svg:x="0.50000000000pt" svg:y="0.50000000000pt" draw:align="center"/>
        </draw:path>
        <draw:path draw:style-name="gr21" xml:id="shape-102" draw:id="shape-102" draw:layer="Cabel" svg:width="83.23598911498pt" svg:height="105.56487813583pt" svg:x="199.74388278285pt" svg:y="343.37361329876pt" svg:viewBox="0 0 83 106" svg:d="M1.75042 36.8107L9.38532 35.2248C9.20754 -4.51484 49.9543 9.38037 49.3695 46.4292C57.5056 111.154 76.8171 114.3 83.236 95.6552C79.8129 92.2926 79.3133 85.3987 78.5134 87.0124C73.2019 100.203 65.3516 103.474 56.4924 36.4557C25.8529 -43.301 -8.15421 31.9503 1.75042 36.8107Z" calligra:nodeTypes="ccccccc">
          <draw:glue-point draw:id="4" svg:x="0.50000000000pt" svg:y="0.50000000000pt" draw:align="center"/>
        </draw:path>
        <draw:path draw:style-name="gr22" xml:id="shape-103" draw:id="shape-103" draw:layer="Cabel" svg:width="82.22899773527pt" svg:height="103.80872167306pt" svg:x="183.42769077185pt" svg:y="406.08393213216pt" svg:viewBox="0 0 82 104" svg:d="M16.0802 47.5432L29.3096 55.3895C-11.9942 136.386 71.5469 45.0626 61.4526 22.84C62.8785 23.4203 57.066 16.6825 54.0014 10.3139C57.8054 -2.68105 67.4971 30.5007 65.448 0.0899763C75.9192 -1.70078 74.8082 23.9857 82.0377 10.7429C83.2295 11.2279 78.4159 29.7427 79.6077 30.2276C44.1085 121.278 -11.1531 118.364 1.97676 72.6138C4.14779 65.0489 8.83718 58.5085 16.0802 47.5432Z" calligra:nodeTypes="ccccccccc">
          <draw:glue-point draw:id="4" svg:x="0.50000000000pt" svg:y="0.50000000000pt" draw:align="center"/>
        </draw:path>
        <draw:path draw:style-name="gr23" xml:id="shape-104" draw:id="shape-104" draw:layer="Cabel" svg:width="272.06227949236pt" svg:height="215.75802918662pt" svg:x="193.56752291435pt" svg:y="264.53898763742pt" svg:viewBox="0 0 272 216" svg:d="M242.722 6.66225C243.547 1.84854 241.726 -0.532179 258.183 0.100231C331.074 134.522 96.4224 240.996 28.3956 210.506C26.32 211.715 2.35752 199.289 3.20901 195.123C1.92935 193.855 -3.31519 172.762 3.19522 165.777C22.6004 183.583 6.26396 186.479 24.6767 169.068C32.8205 172.656 18.6513 195.393 26.7279 185.822C34.0553 190.845 26.7609 196.887 26.7064 196.433C95.7142 219.96 287.672 142.732 242.722 6.66225Z" calligra:nodeTypes="ccccccccc">
          <draw:glue-point draw:id="4" svg:x="0.50000000000pt" svg:y="0.50000000000pt" draw:align="center"/>
        </draw:path>
        <draw:path draw:style-name="gr24" xml:id="shape-105" draw:id="shape-105" draw:layer="Cabel" svg:width="35.86647767068pt" svg:height="35.38475252373pt" svg:x="305.98406407373pt" svg:y="277.31926358065pt" svg:viewBox="0 0 36 35" svg:d="M0 16.72C4.83401 3.91081 9.81071 0.0872445 14.8467 0C24.3464 6.72635 33.056 13.2927 35.8665 18.6648C31.2955 23.2974 26.7199 27.9419 21.0197 35.3848C14.1799 26.4264 7.06723 21.9455 0 16.72Z" calligra:nodeTypes="ccccc">
          <draw:glue-point draw:id="4" svg:x="0.50000000000pt" svg:y="0.50000000000pt" draw:align="center"/>
        </draw:path>
        <draw:frame draw:style-name="gr25" xml:id="shape-106" draw:id="shape-106" draw:layer="Cabel" svg:width="58.54699735915pt" svg:height="98.56646390845pt" svg:x="160.81896742958pt" svg:y="52.61818750000pt">
          <draw:text-box>
            <text:p text:style-name="P1">z</text:p>
            <text:p text:style-name="P1"><text:s text:c="2"/><text:span text:style-name="T1">Z</text:span></text:p>
            <text:p text:style-name="P1"><text:s text:c="4"/><text:span text:style-name="T2">Z</text:span></text:p>
            <text:p text:style-name="P1"><text:s text:c="7"/><text:span text:style-name="T3">Z</text:span></text:p>
          </draw:text-box>
          <draw:glue-point draw:id="4" svg:x="0.50000000000pt" svg:y="0.50000000000pt" draw:align="center"/>
        </draw:frame>
        <draw:rect draw:style-name="gr26" xml:id="shape-107" draw:id="shape-107" draw:layer="Tabel" svg:width="93.92651706919pt" svg:height="53.77525381361pt" draw:transform="matrix(1.04215233064 -0.11852406694 0.40364669015 0.91364151683 -103.87081067729pt 558.22791887529pt)">
          <draw:glue-point draw:id="4" svg:x="0.50000000000pt" svg:y="0.50000000000pt" draw:align="center"/>
        </draw:rect>
        <draw:path draw:style-name="gr26" xml:id="shape-108" draw:id="shape-108" draw:layer="Tabel" svg:width="97.88573867245pt" svg:height="95.47312097062pt" svg:x="-82.16460746330pt" svg:y="596.22667054044pt" svg:viewBox="0 0 98 95" svg:d="M0 11.1326L97.8857 0L95.7846 80.466L0 95.4731Z" calligra:nodeTypes="ccccc">
          <draw:glue-point draw:id="4" svg:x="0.50000000000pt" svg:y="0.50000000000pt" draw:align="center"/>
        </draw:path>
        <draw:path draw:style-name="gr26" xml:id="shape-109" draw:id="shape-109" draw:layer="Tabel" svg:width="21.70620321400pt" svg:height="133.47187263577pt" svg:x="-103.87081067729pt" svg:y="558.22791887529pt" svg:viewBox="0 0 22 133" svg:d="M0 0L21.7062 49.1313L21.7062 133.472L0.087835 87.5677Z" calligra:nodeTypes="ccccc">
          <draw:glue-point draw:id="4" svg:x="0.50000000000pt" svg:y="0.50000000000pt" draw:align="center"/>
        </draw:path>
        <draw:rect draw:style-name="gr27" xml:id="shape-110" draw:id="shape-110" draw:layer="Tabel" svg:width="86.67932018513pt" svg:height="84.51982742504pt" draw:transform="matrix(0.71177399933 -0.70240855197 0.91460125589 0.50237330467 -121.80840752479pt 496.13376774289pt)">
          <draw:glue-point draw:id="4" svg:x="0.50000000000pt" svg:y="0.50000000000pt" draw:align="center"/>
        </draw:rect>
        <draw:path draw:style-name="gr28" xml:id="shape-111" draw:id="shape-111" draw:layer="Tabel" svg:width="64.35301280060pt" svg:height="146.94296973081pt" svg:x="-47.16339362746pt" svg:y="477.70997697954pt" svg:viewBox="0 0 64 147" svg:d="M2.65693 61.9324L64.353 0L61.8364 77.77L0 146.943Z" calligra:nodeTypes="ccccc">
          <draw:glue-point draw:id="4" svg:x="0.50000000000pt" svg:y="0.50000000000pt" draw:align="center"/>
        </draw:path>
        <draw:path draw:style-name="gr28" xml:id="shape-112" draw:id="shape-112" draw:layer="Tabel" svg:width="77.30194031066pt" svg:height="127.47110355351pt" svg:x="-121.80840752479pt" svg:y="496.13376774289pt" svg:viewBox="0 0 77 127" svg:d="M0 0L77.3019 42.4605L74.645 127.471L10.7124 77.1635Z" calligra:nodeTypes="ccccc">
          <draw:glue-point draw:id="4" svg:x="0.50000000000pt" svg:y="0.50000000000pt" draw:align="center"/>
        </draw:path>
        <draw:frame draw:style-name="gr25" xml:id="shape-113" draw:id="shape-113" draw:layer="Tabel" svg:width="61.69608638727pt" svg:height="60.92448667739pt" draw:transform="matrix(1.00000000000 -1.06652543065 0.00000000000 1.00000000000 -43.38176087046pt 551.34849445930pt)">
          <draw:text-box>
            <text:p text:style-name="P1">Made by karbon</text:p>
            <text:p text:style-name="P1">By Alilibre</text:p>
          </draw:text-box>
          <draw:glue-point draw:id="4" svg:x="0.50000000000pt" svg:y="0.50000000000pt" draw:align="center"/>
        </draw:frame>
        <draw:custom-shape draw:style-name="gr29" xml:id="shape-114" draw:id="shape-114" draw:layer="Tabel" draw:transform="matrix(1.00000000000 0.60889750602 0.00000000000 1.00000000000 -67.68537228275pt 532.88728673137pt)" svg:width="18.86535745098pt" svg:height="29.34611159042pt">
          <draw:enhanced-geometry svg:viewBox="0 0 100 100" draw:modifiers="60 35" draw:enhanced-path="M$0 $1 L$0 0 width ?HalfHeight $0 height $0 ?LowerCorner 0 ?LowerCorner 0 $1 Z">
            <draw:equation draw:name="HalfHeight" draw:formula="0.5 * height"/>
            <draw:equation draw:name="LowerCorner" draw:formula="height - $1"/>
            <draw:handle draw:handle-position="$0 $1" draw:handle-range-x-minimum="48" draw:handle-range-x-maximum="width" draw:handle-range-y-minimum="48" draw:handle-range-y-maximum="?HalfHeight"/>
          </draw:enhanced-geometry>
          <draw:glue-point draw:id="4" svg:x="0.50000000000pt" svg:y="0.50000000000pt" draw:align="center"/>
        </draw:custom-shape>
        <draw:custom-shape draw:style-name="gr29" xml:id="shape-115" draw:id="shape-115" draw:layer="Tabel" draw:transform="matrix(1.00000000000 -0.63888888889 0.00000000000 1.00000000000 -74.14367384472pt 621.00652181783pt)" svg:width="18.86535745098pt" svg:height="29.34611159042pt">
          <draw:enhanced-geometry svg:viewBox="0 0 100 100" draw:modifiers="60 35" draw:enhanced-path="M$0 $1 L$0 0 width ?HalfHeight $0 height $0 ?LowerCorner 0 ?LowerCorner 0 $1 Z">
            <draw:equation draw:name="HalfHeight" draw:formula="0.5 * height"/>
            <draw:equation draw:name="LowerCorner" draw:formula="height - $1"/>
            <draw:handle draw:handle-position="$0 $1" draw:handle-range-x-minimum="48" draw:handle-range-x-maximum="width" draw:handle-range-y-minimum="48" draw:handle-range-y-maximum="?HalfHeight"/>
          </draw:enhanced-geometry>
          <draw:glue-point draw:id="4" svg:x="0.50000000000pt" svg:y="0.50000000000pt" draw:align="center"/>
        </draw:custom-shape>
        <draw:path draw:style-name="gr30" xml:id="shape-116" draw:id="shape-116" draw:layer="Clock" svg:width="13.27017030124pt" svg:height="23.98308336414pt" svg:x="1.39097524257pt" svg:y="398.10852222717pt" svg:viewBox="0 0 13 24" svg:d="M0 0C10.7557 0 13.2702 16.747 13.2702 23.9831" calligra:nodeTypes="cc">
          <draw:glue-point draw:id="4" svg:x="0.50000000000pt" svg:y="0.50000000000pt" draw:align="center"/>
        </draw:path>
        <draw:path draw:style-name="gr30" xml:id="shape-117" draw:id="shape-117" draw:layer="Clock" svg:width="2.89393150733pt" svg:height="11.81541864628pt" svg:x="-110.50983147733pt" svg:y="382.45277538753pt" svg:viewBox="0 0 3 12" svg:d="M2.89393 0C2.89393 0.457616 -1.6544 11.8154 0.653113 11.8154" calligra:nodeTypes="cc">
          <draw:glue-point draw:id="4" svg:x="0.50000000000pt" svg:y="0.50000000000pt" draw:align="center"/>
        </draw:path>
        <draw:path draw:style-name="gr30" xml:id="shape-118" draw:id="shape-118" draw:layer="Clock" svg:width="12.67598357133pt" svg:height="32.23955468622pt" svg:x="-103.78626836358pt" svg:y="432.57701843872pt" svg:viewBox="0 0 13 32" svg:d="M0 0C0 4.75718 1.45053 24.3762 12.676 32.2396" calligra:nodeTypes="cc">
          <draw:glue-point draw:id="4" svg:x="0.50000000000pt" svg:y="0.50000000000pt" draw:align="center"/>
        </draw:path>
        <draw:path draw:style-name="gr30" xml:id="shape-119" draw:id="shape-119" draw:layer="Clock" svg:width="10.96727022367pt" svg:height="23.58991806309pt" svg:x="-1.30555472797pt" svg:y="401.45097536940pt" svg:viewBox="0 0 11 24" svg:d="M0 0C10.893 0 12.2642 23.5899 10.1012 23.5899" calligra:nodeTypes="cc">
          <draw:glue-point draw:id="4" svg:x="0.50000000000pt" svg:y="0.50000000000pt" draw:align="center"/>
        </draw:path>
        <draw:path draw:style-name="gr30" xml:id="shape-120" draw:id="shape-120" draw:layer="Clock" svg:width="1.60549794700pt" svg:height="13.76148759979pt" svg:x="-113.00277911107pt" svg:y="382.17476553702pt" svg:viewBox="0 0 2 14" svg:d="M1.6055 0C1.6055 0.52099 -1.06817 13.7615 0.485089 13.7615" calligra:nodeTypes="cc">
          <draw:glue-point draw:id="4" svg:x="0.50000000000pt" svg:y="0.50000000000pt" draw:align="center"/>
        </draw:path>
        <draw:path draw:style-name="gr31" xml:id="shape-121" draw:id="shape-121" draw:layer="Clock" svg:width="8.32282017800pt" svg:height="13.50409611934pt" draw:transform="matrix(0.88090581343 -0.47329234037 0.47881359954 0.87791700735 -67.66876945496pt 373.05042850446pt)" svg:viewBox="0 0 8 14" svg:d="M0 0L8.32282 0L8.32282 5.71572C8.01107 5.94086 7.75048 5.64268 5.59714 5.52038C5.62224 16.6109 0.926913 14.9517 2.10515 7.80832C2.0798 4.86527 2.67455 5.5814 0.0483292 5.76253Z" calligra:nodeTypes="ccccccc">
          <draw:glue-point draw:id="4" svg:x="0.50000000000pt" svg:y="0.50000000000pt" draw:align="center"/>
        </draw:path>
        <draw:path draw:style-name="gr32" xml:id="shape-122" draw:id="shape-122" draw:layer="Clock" svg:width="102.35077272311pt" svg:height="100.65031133714pt" svg:x="-97.64634361215pt" svg:y="381.26895352069pt" svg:viewBox="0 0 102 101" svg:d="M102.351 50.8595C102.181 23.0945 82.443 -0.119667 53.0482 0.000464168C23.6535 0.120595 -0.0845612 22.7049 0.000226428 50.4703C0.085014 78.2357 23.9606 100.69 53.3556 100.65C82.7506 100.61 102.351 78.625 102.351 50.8595" calligra:nodeTypes="ccccc">
          <draw:glue-point draw:id="4" svg:x="0.50000000000pt" svg:y="0.50000000000pt" draw:align="center"/>
        </draw:path>
        <draw:rect draw:style-name="gr33" xml:id="shape-123" draw:id="shape-123" draw:layer="Clock" svg:width="4.38991782595pt" svg:height="26.75411436271pt" draw:transform="matrix(-0.87858922091 -0.47757897945 -0.48312046976 0.87555431335 -5.97544866006pt 364.27090855942pt)">
          <draw:glue-point draw:id="4" svg:x="0.50000000000pt" svg:y="0.50000000000pt" draw:align="center"/>
        </draw:rect>
        <draw:path draw:style-name="gr34" xml:id="shape-124" draw:id="shape-124" draw:layer="Clock" svg:width="36.26217891977pt" svg:height="29.93901423995pt" draw:transform="matrix(-0.99614348319 -0.08773933403 0.08905462045 -0.99602676061 -1.45777343345pt 395.56010270907pt)" svg:viewBox="0 0 36 30" svg:d="M5.09238 0C-0.129439 5.43355 -1.75207 15.516 2.19496 21.8857C6.14199 28.2554 13.957 31.305 21.338 29.3559C28.7189 27.4068 36.1716 22.6934 36.2622 15.2574L18.3054 10.9777Z" calligra:nodeTypes="cccccc">
          <draw:glue-point draw:id="4" svg:x="0.50000000000pt" svg:y="0.50000000000pt" draw:align="center"/>
        </draw:path>
        <draw:path draw:style-name="gr34" xml:id="shape-125" draw:id="shape-125" draw:layer="Clock" svg:width="40.99341348947pt" svg:height="32.76637204152pt" draw:transform="matrix(0.33538761749 -0.94208044508 0.94364994966 0.33094585171 -109.71363386118pt 403.07475853447pt)" svg:viewBox="0 0 41 33" svg:d="M33.7553 32.7664C40.2276 27.5099 43.0976 17.0132 39.2771 9.92378C35.4567 2.83436 26.9141 -1.10559 18.3519 0.272879C9.78962 1.65122 0.863415 5.94179 0 13.7852L19.9077 19.9579Z" calligra:nodeTypes="cccccc">
          <draw:glue-point draw:id="4" svg:x="0.50000000000pt" svg:y="0.50000000000pt" draw:align="center"/>
        </draw:path>
        <draw:rect draw:style-name="gr33" xml:id="shape-126" draw:id="shape-126" draw:layer="Clock" svg:width="2.94543278944pt" svg:height="28.47125793916pt" draw:transform="matrix(-0.78920960797 0.61412469523 0.61985513901 0.78471687804 -97.73319022725pt 371.54462824389pt)">
          <draw:glue-point draw:id="4" svg:x="0.50000000000pt" svg:y="0.50000000000pt" draw:align="center"/>
        </draw:rect>
        <draw:path draw:style-name="gr30" xml:id="shape-127" draw:id="shape-127" draw:layer="Clock" svg:width="8.53016932404pt" svg:height="23.19675276204pt" svg:x="-108.55325506488pt" svg:y="441.03007241132pt" svg:viewBox="0 0 9 23" svg:d="M0.0134929 0C-0.342402 7.36263 6.44226 20.22 8.53017 23.1968" calligra:nodeTypes="cc">
          <draw:glue-point draw:id="4" svg:x="0.50000000000pt" svg:y="0.50000000000pt" draw:align="center"/>
        </draw:path>
        <draw:path draw:style-name="gr35" xml:id="shape-128" draw:id="shape-128" draw:layer="Clock" svg:width="17.42063936529pt" svg:height="15.14254373466pt" draw:transform="matrix(0.59199613802 0.80594138145 -0.81014699715 0.58622755772 -66.16728126641pt 472.62004065264pt)" svg:viewBox="0 0 17 15" svg:d="M0 5.17809L7.99886 0L12.4855 5.12033C12.4098 5.57172 12.5094 5.13641 10.67 6.75159C23.7713 16.5794 15.0421 18.038 7.64381 9.7264C5.69774 11.4767 7.2886 10.3553 5.82297 11.7899Z" calligra:nodeTypes="ccccccc">
          <draw:glue-point draw:id="4" svg:x="0.50000000000pt" svg:y="0.50000000000pt" draw:align="center"/>
        </draw:path>
        <draw:path draw:style-name="gr30" xml:id="shape-129" draw:id="shape-129" draw:layer="Clock" svg:width="3.69411936592pt" svg:height="5.68521919131pt" svg:x="-49.07451703959pt" svg:y="364.81313262469pt" svg:viewBox="0 0 4 6" svg:d="M0 0.125022C6.07648 -0.987017 3.08531 5.68522 1.96072 5.68522" calligra:nodeTypes="cc">
          <draw:glue-point draw:id="4" svg:x="0.50000000000pt" svg:y="0.50000000000pt" draw:align="center"/>
        </draw:path>
        <draw:path draw:style-name="gr30" xml:id="shape-130" draw:id="shape-130" draw:layer="Clock" svg:width="1.12040924269pt" svg:height="3.75313298176pt" svg:x="-42.07195927279pt" svg:y="373.27845032100pt" svg:viewBox="0 0 1 4" svg:d="M1.12041 0C1.12041 0.750499 0.635244 3.75313 0 3.75313" calligra:nodeTypes="cc">
          <draw:glue-point draw:id="4" svg:x="0.50000000000pt" svg:y="0.50000000000pt" draw:align="center"/>
        </draw:path>
        <draw:path draw:style-name="gr30" xml:id="shape-131" draw:id="shape-131" draw:layer="Clock" svg:width="1.17063234753pt" svg:height="6.39422656152pt" svg:x="-48.28443321241pt" svg:y="370.49835181599pt" svg:viewBox="0 0 1 6" svg:d="M1.17063 0C-1.07019 1.64512 0.721611 6.39423 0.0502231 6.39423" calligra:nodeTypes="cc">
          <draw:glue-point draw:id="4" svg:x="0.50000000000pt" svg:y="0.50000000000pt" draw:align="center"/>
        </draw:path>
        <draw:path draw:style-name="gr36" xml:id="shape-132" draw:id="shape-132" draw:layer="Clock" svg:width="10.98996949100pt" svg:height="17.10897763818pt" draw:transform="matrix(0.96860358505 -0.24861078528 0.25213011352 0.96769347245 -10.99902033021pt 466.37514449302pt)" svg:viewBox="0 0 11 17" svg:d="M0 4.70743L7.99708 0L10.99 6.01216C10.8083 6.4253 10.4018 6.25904 8.26869 7.34834C14.1001 18.9998 8.7197 19.9103 6.11138 11.73C4.54598 8.64868 5.49242 9.06555 3.06384 10.7415Z" calligra:nodeTypes="ccccccc">
          <draw:glue-point draw:id="4" svg:x="0.50000000000pt" svg:y="0.50000000000pt" draw:align="center"/>
        </draw:path>
        <draw:path draw:style-name="gr30" xml:id="shape-133" draw:id="shape-133" draw:layer="Clock" svg:width="3.64133003873pt" svg:height="3.47512313126pt" svg:x="-70.36229265065pt" svg:y="366.18919913323pt" svg:viewBox="0 0 4 3" svg:d="M3.64133 0C3.64133 0.431156 0.58399 2.8955 0 3.47512" calligra:nodeTypes="cc">
          <draw:glue-point draw:id="4" svg:x="0.50000000000pt" svg:y="0.50000000000pt" draw:align="center"/>
        </draw:path>
        <draw:path draw:style-name="gr30" xml:id="shape-134" draw:id="shape-134" draw:layer="Clock" svg:width="4.06148350474pt" svg:height="12.22578234340pt" svg:x="-55.51687018504pt" svg:y="365.08381080986pt" svg:viewBox="0 0 4 12" svg:d="M0 0.549369C2.05695 -0.960372 2.95258 0.755422 4.06148 4.3025C0.634363 5.3896 1.48549 8.10726 3.22118 12.2258" calligra:nodeTypes="ccc">
          <draw:glue-point draw:id="4" svg:x="0.50000000000pt" svg:y="0.50000000000pt" draw:align="center"/>
        </draw:path>
        <draw:path draw:style-name="gr30" xml:id="shape-135" draw:id="shape-135" draw:layer="Clock" svg:width="5.07288127049pt" svg:height="4.86517238376pt" svg:x="-74.14367384472pt" svg:y="364.93815480598pt" svg:viewBox="0 0 5 5" svg:d="M4.62169 0C6.86736 0 0 2.63627 0 4.86517" calligra:nodeTypes="cc">
          <draw:glue-point draw:id="4" svg:x="0.50000000000pt" svg:y="0.50000000000pt" draw:align="center"/>
        </draw:path>
        <draw:path draw:style-name="gr30" xml:id="shape-136" draw:id="shape-136" draw:layer="Clock" svg:width="4.20153466008pt" svg:height="8.34029551502pt" svg:x="-0.61681729336pt" svg:y="364.66014495548pt" svg:viewBox="0 0 4 8" svg:d="M0 0C1.55146 0 4.20153 6.74134 4.20153 8.3403" calligra:nodeTypes="cc">
          <draw:glue-point draw:id="4" svg:x="0.50000000000pt" svg:y="0.50000000000pt" draw:align="center"/>
        </draw:path>
        <draw:path draw:style-name="gr30" xml:id="shape-137" draw:id="shape-137" draw:layer="Clock" svg:width="2.41366769955pt" svg:height="5.69920193527pt" svg:x="-40.25129425343pt" svg:y="364.66014495548pt" svg:viewBox="0 0 2 6" svg:d="M0.560205 0C3.76455 0 2.30777 5.6992 0 5.6992" calligra:nodeTypes="cc">
          <draw:glue-point draw:id="4" svg:x="0.50000000000pt" svg:y="0.50000000000pt" draw:align="center"/>
        </draw:path>
        <draw:path draw:style-name="gr30" xml:id="shape-138" draw:id="shape-138" draw:layer="Clock" svg:width="4.20153466008pt" svg:height="12.37143834728pt" svg:x="3.16456390071pt" svg:y="363.13109077772pt" svg:viewBox="0 0 4 12" svg:d="M0 0C2.11565 0 4.20153 10.8515 4.20153 12.3714" calligra:nodeTypes="cc">
          <draw:glue-point draw:id="4" svg:x="0.50000000000pt" svg:y="0.50000000000pt" draw:align="center"/>
        </draw:path>
        <draw:path draw:style-name="gr37" xml:id="shape-139" draw:id="shape-139" draw:layer="Clock" svg:width="90.38254559692pt" svg:height="89.43359679432pt" draw:transform="matrix(0.86040932715 0.50960356136 -0.50960356135 0.86040932715 -63.29991387722pt 372.77797201390pt)" svg:viewBox="0 0 90 89" svg:d="M90.3825 44.9846C90.3825 20.1403 70.1793 1.52128e-15 45.2574 0C20.3354 -1.52128e-15 3.0267e-15 16.0387 0 40.883C-3.0267e-15 65.7274 18.4474 89.4336 43.3693 89.4336C68.2913 89.4336 90.3825 69.829 90.3825 44.9846Z" calligra:nodeTypes="ccccc">
          <draw:glue-point draw:id="4" svg:x="0.50000000000pt" svg:y="0.50000000000pt" draw:align="center"/>
        </draw:path>
        <draw:path draw:style-name="gr32" xml:id="shape-140" draw:id="shape-140" draw:layer="Clock" svg:width="24.58183065617pt" svg:height="10.65962738983pt" draw:transform="matrix(-0.61434302103 -0.78903906907 0.78903906907 -0.61434302103 -48.04150126274pt 432.69933272174pt)" svg:viewBox="0 0 25 11" svg:d="M1.02115 0C9.12306 2.77827 16.5214 2.3451 24.5818 10.4485L24.5818 10.4485C17.3592 11.8206 8.19983 6.13773 0 3.96554Z" calligra:nodeTypes="ccccc">
          <draw:glue-point draw:id="4" svg:x="0.50000000000pt" svg:y="0.50000000000pt" draw:align="center"/>
        </draw:path>
        <draw:path draw:style-name="gr32" xml:id="shape-141" draw:id="shape-141" draw:layer="Clock" svg:width="34.93782215633pt" svg:height="6.10851610441pt" draw:transform="matrix(0.95888427064 0.28379738463 -0.28379738463 0.95888427064 -45.61717280784pt 426.88197802424pt)" svg:viewBox="0 0 35 6" svg:d="M0 0.896745C11.735 0.921977 21.433 -2.42719 34.9378 3.66001L34.9378 3.66001C25.7954 8.00731 11.6576 5.09272 0 5.79343Z" calligra:nodeTypes="ccccc">
          <draw:glue-point draw:id="4" svg:x="0.50000000000pt" svg:y="0.50000000000pt" draw:align="center"/>
        </draw:path>
        <draw:frame draw:style-name="gr25" xml:id="shape-142" draw:id="shape-142" draw:name="Shape" draw:layer="Clock" svg:width="99.55481229840pt" svg:height="93.32053554544pt" draw:transform="matrix(0.96194412348 -0.27324623198 0.27324623198 0.96194412348 -106.44362671160pt 403.54155641587pt)">
          <draw:text-box>
            <text:p text:style-name="P1"><text:span text:style-name="T4"><text:s text:c="13"/>12</text:span></text:p>
            <text:p text:style-name="P1"><text:span text:style-name="T4"><text:s text:c="7"/>11 <text:s text:c="8"/>1</text:span></text:p>
            <text:p text:style-name="P1"><text:span text:style-name="T4"><text:s text:c="2"/>10 <text:s text:c="15"/>2</text:span></text:p>
            <text:p text:style-name="P1"><text:span text:style-name="T4"><text:s/>9 <text:s text:c="20"/>3</text:span></text:p>
            <text:p text:style-name="P1"><text:span text:style-name="T4"><text:s text:c="3"/>8 <text:s text:c="16"/>4</text:span></text:p>
            <text:p text:style-name="P1"><text:span text:style-name="T4"><text:s text:c="7"/>7 <text:s text:c="8"/>5</text:span></text:p>
            <text:p text:style-name="P1"><text:span text:style-name="T4"><text:s text:c="13"/>6</text:span></text:p>
          </draw:text-box>
          <draw:glue-point draw:id="4" svg:x="0.50000000000pt" svg:y="0.50000000000pt" draw:align="center"/>
        </draw:frame>
        <draw:ellipse draw:style-name="gr28" xml:id="shape-143" draw:id="shape-143" draw:layer="Clock" svg:width="9.56368815223pt" svg:height="7.86056560458pt" svg:x="-51.10558668144pt" svg:y="426.10203506589pt" draw:kind="full">
          <draw:glue-point draw:id="4" svg:x="0.50000000000pt" svg:y="0.50000000000pt" draw:align="center"/>
        </draw:ellipse>
        <draw:path draw:style-name="gr30" xml:id="shape-144" draw:id="shape-144" draw:layer="Clock" svg:width="26.72592305556pt" svg:height="7.86056560458pt" svg:x="-73.90122693471pt" svg:y="422.56478054383pt" svg:viewBox="0 0 27 8" svg:d="M0 0C15.4917 5.32541 17.4688 4.69999 26.7259 7.86057" calligra:nodeTypes="cc">
          <draw:glue-point draw:id="4" svg:x="0.50000000000pt" svg:y="0.50000000000pt" draw:align="center"/>
        </draw:path>
        <draw:ellipse draw:style-name="gr38" xml:id="shape-145" draw:id="shape-145" draw:layer="Clock" svg:width="105.23637500000pt" svg:height="40.01946654930pt" svg:x="-105.95189559999pt" svg:y="476.08444489165pt" draw:kind="full">
          <draw:glue-point draw:id="4" svg:x="0.50000000000pt" svg:y="0.50000000000pt" draw:align="center"/>
        </draw:ellipse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vg:linearGradient draw:name="gradient1" svg:spreadMethod="pad" svg:x1="6.940091%" svg:x2="78.534031%" svg:y1="9.830610%" svg:y2="69.586375%">
      <svg:stop svg:offset="0" svg:stop-color="#ffffff"/>
      <svg:stop svg:offset="1" svg:stop-color="#7d4c24"/>
    </svg:linearGradient>
    <svg:linearGradient draw:name="gradient2" svg:spreadMethod="pad" svg:x1="0.000000%" svg:x2="100.000000%" svg:y1="50.000000%" svg:y2="50.000000%">
      <svg:stop svg:offset="0.23" svg:stop-color="#5e1900"/>
      <svg:stop svg:offset="1" svg:stop-color="#150500"/>
    </svg:linearGradient>
    <svg:linearGradient draw:name="gradient3" svg:spreadMethod="repeat" svg:x1="6.196297%" svg:x2="10.933339%" svg:y1="41.950625%" svg:y2="35.932552%">
      <svg:stop svg:offset="0" svg:stop-color="#ffffff"/>
      <svg:stop svg:offset="0.334927" svg:stop-color="#ffffff"/>
      <svg:stop svg:offset="0.463981" svg:stop-color="#000000"/>
      <svg:stop svg:offset="0.6" svg:stop-color="#ffffff"/>
      <svg:stop svg:offset="1" svg:stop-color="#ffffff"/>
    </svg:linearGradient>
    <svg:linearGradient draw:name="gradient4" svg:spreadMethod="reflect" svg:x1="8.480326%" svg:x2="11.736771%" svg:y1="48.288509%" svg:y2="45.232274%">
      <svg:stop svg:offset="0" svg:stop-color="#ffffff"/>
      <svg:stop svg:offset="0.334927" svg:stop-color="#ffffff"/>
      <svg:stop svg:offset="0.463981" svg:stop-color="#000000"/>
      <svg:stop svg:offset="0.6" svg:stop-color="#ffffff"/>
      <svg:stop svg:offset="1" svg:stop-color="#ffffff"/>
    </svg:linearGradient>
    <svg:linearGradient draw:name="gradient7" svg:spreadMethod="pad" svg:x1="-0.833381%" svg:x2="89.944848%" svg:y1="-27.853975%" svg:y2="-28.880180%">
      <svg:stop svg:offset="0" svg:stop-color="#000000"/>
      <svg:stop svg:offset="1" svg:stop-color="#000000" svg:stop-opacity="0"/>
    </svg:linearGradient>
    <svg:linearGradient draw:name="gradient8" svg:spreadMethod="pad" svg:x1="0.000000%" svg:x2="100.000000%" svg:y1="0.000000%" svg:y2="100.000000%">
      <svg:stop svg:offset="0" svg:stop-color="#000000"/>
      <svg:stop svg:offset="1" svg:stop-color="#000000" svg:stop-opacity="0"/>
    </svg:linearGradient>
    <svg:linearGradient draw:name="gradient9" svg:spreadMethod="pad" svg:x1="47.748223%" svg:x2="50.000000%" svg:y1="113.238395%" svg:y2="0.000000%">
      <svg:stop svg:offset="0" svg:stop-color="#000000"/>
      <svg:stop svg:offset="1" svg:stop-color="#000000" svg:stop-opacity="0"/>
    </svg:linearGradient>
    <svg:linearGradient draw:name="gradient12" svg:spreadMethod="pad" svg:x1="0.000000%" svg:x2="100.000000%" svg:y1="0.000000%" svg:y2="100.000000%">
      <svg:stop svg:offset="0" svg:stop-color="#000000"/>
      <svg:stop svg:offset="1" svg:stop-color="#ffffff"/>
    </svg:linearGradient>
    <svg:linearGradient draw:name="gradient13" svg:spreadMethod="pad" svg:x1="-0.443943%" svg:x2="-0.443943%" svg:y1="3.065959%" svg:y2="101.530685%">
      <svg:stop svg:offset="0.41" svg:stop-color="#694b35"/>
      <svg:stop svg:offset="0.46" svg:stop-color="#000000"/>
      <svg:stop svg:offset="0.522498" svg:stop-color="#684b33"/>
    </svg:linearGradient>
    <svg:linearGradient draw:name="gradient14" svg:spreadMethod="pad" svg:x1="0.000000%" svg:x2="100.000000%" svg:y1="0.000000%" svg:y2="100.000000%">
      <svg:stop svg:offset="0" svg:stop-color="#ffffff"/>
      <svg:stop svg:offset="1" svg:stop-color="#00ff00"/>
    </svg:linearGradient>
    <svg:linearGradient draw:name="gradient16" svg:spreadMethod="pad" svg:x1="0.000000%" svg:x2="47.677192%" svg:y1="50.000000%" svg:y2="87.975438%">
      <svg:stop svg:offset="0.33" svg:stop-color="#a3674f"/>
      <svg:stop svg:offset="0.46" svg:stop-color="#000000"/>
      <svg:stop svg:offset="0.6" svg:stop-color="#8d5843"/>
    </svg:linearGradient>
    <svg:linearGradient draw:name="gradient17" svg:spreadMethod="pad" svg:x1="17.827400%" svg:x2="39.613849%" svg:y1="24.993308%" svg:y2="81.426287%">
      <svg:stop svg:offset="0.36" svg:stop-color="#a3674f"/>
      <svg:stop svg:offset="0.46" svg:stop-color="#000000"/>
      <svg:stop svg:offset="0.596675" svg:stop-color="#8d5843"/>
    </svg:linearGradient>
    <svg:radialGradient draw:name="gradient5" svg:cx="0.956548%" svg:cy="44.886246%" svg:fx="0.956548%" svg:fy="44.886246%" svg:r="2.895807%" svg:spreadMethod="repeat">
      <svg:stop svg:offset="0.28" svg:stop-color="#ffffff"/>
      <svg:stop svg:offset="0.45" svg:stop-color="#e05c5c"/>
      <svg:stop svg:offset="0.6" svg:stop-color="#ffffff"/>
    </svg:radialGradient>
    <svg:radialGradient draw:name="gradient6" svg:cx="-6.243846%" svg:cy="7.898187%" svg:fx="-6.466337%" svg:fy="16.586028%" svg:r="10.998642%" svg:spreadMethod="reflect">
      <svg:stop svg:offset="0" svg:stop-color="#ffffff"/>
      <svg:stop svg:offset="0.33" svg:stop-color="#ffffff"/>
      <svg:stop svg:offset="0.46" svg:stop-color="#e05c5c"/>
      <svg:stop svg:offset="0.6" svg:stop-color="#ffffff"/>
      <svg:stop svg:offset="1" svg:stop-color="#ffffff"/>
    </svg:radialGradient>
    <svg:radialGradient draw:name="gradient10" svg:cx="50.000000%" svg:cy="50.000000%" svg:fx="50.000000%" svg:fy="50.000000%" svg:r="50.000000%" svg:spreadMethod="pad">
      <svg:stop svg:offset="0" svg:stop-color="#ffffff"/>
      <svg:stop svg:offset="1" svg:stop-color="#4f5337"/>
    </svg:radialGradient>
    <svg:radialGradient draw:name="gradient11" svg:cx="96.813920%" svg:cy="78.479596%" svg:fx="97.906980%" svg:fy="77.366410%" svg:r="2.432495%" svg:spreadMethod="reflect">
      <svg:stop svg:offset="0.399493" svg:stop-color="#fdfbfc"/>
      <svg:stop svg:offset="0.7" svg:stop-color="#e07715"/>
      <svg:stop svg:offset="0.84" svg:stop-color="#ffffff"/>
    </svg:radialGradient>
    <svg:radialGradient draw:name="gradient15" svg:cx="50.000000%" svg:cy="50.000000%" svg:fx="25.000000%" svg:fy="25.000000%" svg:r="50.000000%" svg:spreadMethod="pad">
      <svg:stop svg:offset="0" svg:stop-color="#ffffff"/>
      <svg:stop svg:offset="1" svg:stop-color="#00ff00"/>
    </svg:radialGradient>
    <svg:radialGradient draw:name="gradient18" svg:cx="48.591549%" svg:cy="49.074074%" svg:fx="48.591549%" svg:fy="49.074074%" svg:r="50.000000%" svg:spreadMethod="pad">
      <svg:stop svg:offset="0.02" svg:stop-color="#000000"/>
      <svg:stop svg:offset="0.85" svg:stop-color="#8d5843" svg:stop-opacity="0"/>
    </svg:radialGradient>
    <draw:stroke-dash draw:name="dash1" draw:distance="0.997797004160000pt" draw:dots1="1" draw:dots1-length="0.498898502080000pt" draw:style="rect"/>
  </office:styles>
  <office:automatic-styles/>
  <office:master-styles>
    <style:master-page style:name="Default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11</meta:generator>
    <dc:title/>
    <meta:initial-creator>Unknown</meta:initial-creator>
    <meta:editing-cycles>16</meta:editing-cycles>
    <dc:date>2016-12-13T15:32:42</dc:date>
    <meta:creation-date>2008-10-27T22:59:39</meta:creation-date>
  </office:meta>
</office:document-meta>
</file>